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background-color="#ffff00" fo:padding="0.097cm" fo:border="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background-color="#ffff00" fo:padding="0.097cm" fo:border="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background-color="#ffff00" fo:padding="0.097cm" fo:border="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background-color="#ffff00" fo:padding="0.097cm" fo:border="0.5pt solid #000000">
        <style:background-image/>
      </style:table-cell-properties>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background-color="#ffff00" fo:padding="0.097cm" fo:border="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background-color="#ffff00" fo:padding="0.097cm" fo:border="0.5pt solid #000000">
        <style:background-image/>
      </style:table-cell-properties>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background-color="#ffff00" fo:padding="0.097cm" fo:border="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background-color="#ffff00" fo:padding="0.097cm" fo:border="0.5pt solid #000000">
        <style:background-image/>
      </style:table-cell-properties>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background-color="#ffff00" fo:padding="0.097cm" fo:border="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background-color="#ffff00" fo:padding="0.097cm" fo:border="0.5pt solid #000000">
        <style:background-image/>
      </style:table-cell-properties>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background-color="#ffff00" fo:padding="0.097cm" fo:border="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background-color="#ffff00" fo:padding="0.097cm" fo:border="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background-color="#ffff00" fo:padding="0.097cm" fo:border="0.5pt solid #000000">
        <style:background-image/>
      </style:table-cell-properties>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background-color="#ffff00" fo:padding="0.097cm" fo:border="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background-color="#ffff00" fo:padding="0.097cm" fo:border="0.5pt solid #000000">
        <style:background-image/>
      </style:table-cell-properties>
    </style:style>
    <style:style style:name="P1" style:family="paragraph" style:parent-style-name="Standard">
      <style:text-properties officeooo:rsid="001b039a" officeooo:paragraph-rsid="001b039a"/>
    </style:style>
    <style:style style:name="P2" style:family="paragraph" style:parent-style-name="Standard">
      <style:text-properties officeooo:rsid="001b039a" officeooo:paragraph-rsid="001b772d"/>
    </style:style>
    <style:style style:name="P3" style:family="paragraph" style:parent-style-name="Standard">
      <style:text-properties officeooo:rsid="001b039a" officeooo:paragraph-rsid="001b039a" loext:padding="0cm" loext:border="none"/>
    </style:style>
    <style:style style:name="P4" style:family="paragraph" style:parent-style-name="Standard">
      <style:paragraph-properties fo:margin-left="0cm" fo:margin-right="0cm" fo:text-indent="0cm" style:auto-text-indent="false"/>
      <style:text-properties loext:padding="0cm" loext:border="none"/>
    </style:style>
    <style:style style:name="P5" style:family="paragraph" style:parent-style-name="Table_20_Contents">
      <style:text-properties officeooo:rsid="001b772d" officeooo:paragraph-rsid="001b7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ums Korsett</text:p>
      <text:p text:style-name="P1"/>
      <text:p text:style-name="P2">jetzt fehlt noch das Universumkorsett. vllt sieht man den unterschied, würde mich interessieren. </text:p>
      <text:p text:style-name="P1"/>
      <table:table table:name="Tabelle1" table:style-name="Tabelle1">
        <table:table-column table:style-name="Tabelle1.A"/>
        <table:table-row>
          <table:table-cell table:style-name="Tabelle1.A1" office:value-type="string">
            <text:p text:style-name="P5">Bild 01</text:p>
          </table:table-cell>
        </table:table-row>
      </table:table>
      <text:p text:style-name="P1">schnittmuster ist wieder das sylvia überbrustkorsett, aber wie man sieht bekomm ich das anpassen der schliese vorne immernoch ned hin. idealerweise sollte sich die umrandung (blau) auf gleicher höhe treffen, sieht dadurch halt unsauber aus. soll wieder nicht historisch korrekt sein und dient eher der anschauung und hilfe. auch wieder eins über normale kleidung aber hier mit chemise </text:p>
      <text:p text:style-name="P1"/>
      <table:table table:name="Tabelle2" table:style-name="Tabelle2">
        <table:table-column table:style-name="Tabelle2.A"/>
        <table:table-row>
          <table:table-cell table:style-name="Tabelle2.A1" office:value-type="string">
            <text:p text:style-name="P5">Bild 02</text:p>
          </table:table-cell>
        </table:table-row>
      </table:table>
      <text:p text:style-name="P1">wie man beim zweiten tunnel von links unten sieht, ist der rand mit kürzeren stäben wichtig ist. da drückt der stab die umrandung nach aussen... auf der rechten seite unten sieht man die dellung nochmal, diesmal aber am rand direkt. links beim ersten universumsteil sieht man wieder eine falte, das komtm einerseits von meiner unförmigkeit und einmal von einer schlechten nähkünste... </text:p>
      <text:p text:style-name="P1"/>
      <table:table table:name="Tabelle3" table:style-name="Tabelle3">
        <table:table-column table:style-name="Tabelle3.A"/>
        <table:table-row>
          <table:table-cell table:style-name="Tabelle3.A1" office:value-type="string">
            <text:p text:style-name="P5">Bild 03</text:p>
          </table:table-cell>
        </table:table-row>
      </table:table>
      <text:p text:style-name="P1">hier sieht man wieder bissl ne delle hinten kurz vor der schnürung. als nächstes will ich versuchen mit "eigenem"schnittmuster eins zu machen, hoffentlich passiert dann sowas nicht (vermute durch die anpassung des schnittmusters an meine Maße)  </text:p>
      <text:p text:style-name="P1"/>
      <table:table table:name="Tabelle4" table:style-name="Tabelle4">
        <table:table-column table:style-name="Tabelle4.A"/>
        <table:table-row>
          <table:table-cell table:style-name="Tabelle4.A1" office:value-type="string">
            <text:p text:style-name="P5">Bild 04</text:p>
          </table:table-cell>
        </table:table-row>
      </table:table>
      <text:p text:style-name="P3">  hier sieht man die taille ist gut aber dann brauch ich ne starke wölbung und das sieht stellenweise seltsam aus...</text:p>
      <text:p text:style-name="P4">ich finde beim dem foto sieht man auch deutlich, dass mir das schnittmuster nicht ganz passt. die ölbung am oberen ende des korsetts sollte direkt unter meinem arm sein und nicht nach vorne verschoben (der dritte tunnel von links). aber irgendwie gibts immer ein nächstes mal und schnittmuster an sich selber anpassen ist nicht so einfach...</text:p>
      <text:p text:style-name="P1"/>
      <table:table table:name="Tabelle5" table:style-name="Tabelle5">
        <table:table-column table:style-name="Tabelle5.A"/>
        <table:table-row>
          <table:table-cell table:style-name="Tabelle5.A1" office:value-type="string">
            <text:p text:style-name="P5">Bild 05</text:p>
          </table:table-cell>
        </table:table-row>
      </table:table>
      <text:p text:style-name="P1">hier sieht man das modesty panel (das teil unter der schnürung) ist ein wenig zu kurz geraten. ich habe mich bei dem korsett für eine doppelschnürung entschieden. einmal weissund einmal schwarz. für die technik von der doppelschnürung müsste ich euch weiterleiten, das kann ich nur in der theorie... da hat mir aber die optik gefallen, da dass weiss die sterne farblcih aufnimmt, das schwarz den coutil und das universum. das blaue vom universumsstoff habe ich ja als umrandung um das ganze korsett. nicht ganz das blau, das ich wollte, aber ich habe keinen passenderen blauton gefunden. </text:p>
      <text:p text:style-name="P1"/>
      <table:table table:name="Tabelle6" table:style-name="Tabelle6">
        <table:table-column table:style-name="Tabelle6.A"/>
        <table:table-row>
          <table:table-cell table:style-name="Tabelle6.A1" office:value-type="string">
            <text:p text:style-name="P5">Bild 06</text:p>
          </table:table-cell>
        </table:table-row>
      </table:table>
      <text:p text:style-name="P1">das modesty panel. die drei in der mitte sind federstahl, seitlich sinds spiralfedern. genauso wie oben und unten. die mittleren geben stabilität und die seite und unten flexibel damit es sich anpasst etc. ist nicht nötig, wollte ich aber mal ausprobieren. </text:p>
      <text:p text:style-name="P1"/>
      <table:table table:name="Tabelle7" table:style-name="Tabelle7">
        <table:table-column table:style-name="Tabelle7.A"/>
        <table:table-row>
          <table:table-cell table:style-name="Tabelle7.A1" office:value-type="string">
            <text:p text:style-name="P5">Bild 07</text:p>
          </table:table-cell>
        </table:table-row>
      </table:table>
      <text:p text:style-name="P1">so sieht das Korsett aus, wenn es liegt. seitlich wieder die ringe für die korsett kette und die D-ringe für eine optische schnürung über die schultern (kordel in schwarz/weiss) und die taschenuhr. </text:p>
      <text:p text:style-name="P1"/>
      <table:table table:name="Tabelle8" table:style-name="Tabelle8">
        <table:table-column table:style-name="Tabelle8.A"/>
        <table:table-row>
          <table:table-cell table:style-name="Tabelle8.A1" office:value-type="string">
            <text:p text:style-name="P5">Bidl 008</text:p>
          </table:table-cell>
        </table:table-row>
      </table:table>
      <text:p text:style-name="P1"><text:soft-page-break/>an der schliese vorne ein stab in schwarz weil ein blauer zuviel geworden wäre (meiner meinung nach). der universumsstoff ist jersey (stretch). den hab ich mit einer starken bügel vliseline verstärkt, damit die stäbe ned durchdücken usw. das hebt erstaunlicherweise besser als der Baumwollstoff... </text:p>
      <text:p text:style-name="P1"/>
      <table:table table:name="Tabelle9" table:style-name="Tabelle9">
        <table:table-column table:style-name="Tabelle9.A"/>
        <table:table-row>
          <table:table-cell table:style-name="Tabelle9.A1" office:value-type="string">
            <text:p text:style-name="P5">Bild 009</text:p>
          </table:table-cell>
        </table:table-row>
      </table:table>
      <text:p text:style-name="P1">die ersten zaghaften versuche die ösenseite zu versäubern... </text:p>
      <text:p text:style-name="P1"/>
      <table:table table:name="Tabelle10" table:style-name="Tabelle10">
        <table:table-column table:style-name="Tabelle10.A"/>
        <table:table-row>
          <table:table-cell table:style-name="Tabelle10.A1" office:value-type="string">
            <text:p text:style-name="P5">Bild 010</text:p>
          </table:table-cell>
        </table:table-row>
      </table:table>
      <text:p text:style-name="P1">hier hab ich die umrandung vorher auf ein stück baumwolle genäht gehabt. erst nur die innenseite falsch rum angenäht, dann umgeklappt und von aussen angenäht (weniger sichtbare nähte) </text:p>
      <text:p text:style-name="P1"/>
      <table:table table:name="Tabelle11" table:style-name="Tabelle11">
        <table:table-column table:style-name="Tabelle11.A"/>
        <table:table-row>
          <table:table-cell table:style-name="Tabelle11.A1" office:value-type="string">
            <text:p text:style-name="P5">Bild 011</text:p>
          </table:table-cell>
        </table:table-row>
      </table:table>
      <text:p text:style-name="P1">die schnürung mal im detail. die hab ich zeitgleich geschnürt, damit das abwechseln besser zur geltung kommt. die großen kreuze in der taillen region dienen zur stabilisierung und dass ssich das schon geschnürte nicht ganz so schnell wieder aufzieht. </text:p>
      <text:p text:style-name="P1"/>
      <table:table table:name="Tabelle12" table:style-name="Tabelle12">
        <table:table-column table:style-name="Tabelle12.A"/>
        <table:table-row>
          <table:table-cell table:style-name="Tabelle12.A1" office:value-type="string">
            <text:p text:style-name="P5">Bild 012</text:p>
          </table:table-cell>
        </table:table-row>
      </table:table>
      <text:p text:style-name="P1">modesty panel ist mit einer kleinen schlaufe "fest" gemacht. die schnüre können frei durch gezogen werden. das dient eher dazu, dass es beim schnüren nicht so leicht verrutscht. nicht die beste lösung, will das modesty panel aber eigentlich ungern seitlich annähen... </text:p>
      <text:p text:style-name="P1"/>
      <table:table table:name="Tabelle13" table:style-name="Tabelle13">
        <table:table-column table:style-name="Tabelle13.A"/>
        <table:table-row>
          <table:table-cell table:style-name="Tabelle13.A1" office:value-type="string">
            <text:p text:style-name="P5">Bild 013</text:p>
          </table:table-cell>
        </table:table-row>
      </table:table>
      <text:p text:style-name="P1">hier wieder ne lasche für die strumpfhalter. und man sieht wie unsauber ich auf der innenseite des korsetts arbeite, da man das eh eher weniger sieht. </text:p>
      <text:p text:style-name="P1"/>
      <table:table table:name="Tabelle14" table:style-name="Tabelle14">
        <table:table-column table:style-name="Tabelle14.A"/>
        <table:table-row>
          <table:table-cell table:style-name="Tabelle14.A1" office:value-type="string">
            <text:p text:style-name="P5">Bild 014</text:p>
          </table:table-cell>
        </table:table-row>
      </table:table>
      <text:p text:style-name="P1">befestigung der D-Ringe. ich bin mir ehrlich gesagt nicht mehr sicher, warum die so kurz ist... </text:p>
      <text:p text:style-name="P1"/>
      <table:table table:name="Tabelle15" table:style-name="Tabelle15">
        <table:table-column table:style-name="Tabelle15.A"/>
        <table:table-row>
          <table:table-cell table:style-name="Tabelle15.A1" office:value-type="string">
            <text:p text:style-name="P5">Bild 015</text:p>
          </table:table-cell>
        </table:table-row>
      </table:table>
      <text:p text:style-name="P3">hier wieder die lasche vorne an der schliesse und wie schnell selbst coutil ausfranst.</text:p>
      <text:p text:style-name="P4"/>
      <text:p text:style-name="P4">ich denke ma sieht den unterschied schon ein wenig. vielen dank für die hilfe beim schnüren und das fotos machen! das meiste hab ich ja schon bei den anderen erwähnt.</text:p>
      <text:p text:style-name="P4"/>
      <text:p text:style-name="P4">das ich die zwei korsetts zeige soll auch nur der anschauung dienen, welchen unterschied so ein "paar" tips machen. und warum ich beim zeigen des tuip korsetts so viele bunte faden habe anstelle malerkreide etc</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ziel Draganam</meta:initial-creator>
    <meta:creation-date>2023-11-05T17:11:49.159000000</meta:creation-date>
    <dc:date>2023-11-05T17:19:01.303000000</dc:date>
    <dc:creator>Raziel Draganam</dc:creator>
    <meta:editing-duration>PT7M11S</meta:editing-duration>
    <meta:editing-cycles>2</meta:editing-cycles>
    <meta:generator>LibreOffice/7.6.0.3$Windows_X86_64 LibreOffice_project/69edd8b8ebc41d00b4de3915dc82f8f0fc3b6265</meta:generator>
    <meta:document-statistic meta:table-count="15" meta:image-count="0" meta:object-count="0" meta:page-count="2" meta:paragraph-count="35" meta:word-count="726" meta:character-count="4514" meta:non-whitespace-character-count="3806"/>
  </office:meta>
</office:document-meta>
</file>